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left="36.00pt" fo:text-indent="0.00pt" fo:margin-bottom="10.00pt"/>
    </style:style>
    <style:style style:name="P3" style:family="paragraph">
      <style:paragraph-properties fo:line-height="100.00%" fo:text-align="left" fo:margin-left="41.40pt" fo:text-indent="-5.40pt">
        <style:tab-stops>
          <style:tab-stop style:position="16.60pt"/>
          <style:tab-stop style:position="26275.80pt"/>
          <style:tab-stop style:position="421080.25pt" style:type="right"/>
          <style:tab-stop style:position="-15.80pt"/>
          <style:tab-stop style:position="30.00pt"/>
          <style:tab-stop style:position="26275.8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41.40pt" fo:text-indent="-5.40pt">
        <style:tab-stops>
          <style:tab-stop style:position="16.60pt"/>
          <style:tab-stop style:position="26275.80pt"/>
          <style:tab-stop style:position="421080.25pt" style:type="right"/>
          <style:tab-stop style:position="-15.80pt"/>
          <style:tab-stop style:position="30.00pt"/>
          <style:tab-stop style:position="26275.80pt"/>
        </style:tab-stops>
      </style:paragraph-properties>
    </style:style>
    <style:style style:name="P6" style:family="paragraph">
      <style:paragraph-properties fo:line-height="100.00%" fo:text-align="left" fo:margin-left="41.40pt" fo:text-indent="-5.40pt">
        <style:tab-stops>
          <style:tab-stop style:position="16.60pt"/>
          <style:tab-stop style:position="26275.80pt"/>
          <style:tab-stop style:position="421080.25pt" style:type="right"/>
          <style:tab-stop style:position="1584.20pt"/>
          <style:tab-stop style:position="30.00pt"/>
          <style:tab-stop style:position="26275.8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41.40pt" fo:text-indent="-5.40pt">
        <style:tab-stops>
          <style:tab-stop style:position="16.60pt"/>
          <style:tab-stop style:position="26275.80pt"/>
          <style:tab-stop style:position="421080.25pt" style:type="right"/>
          <style:tab-stop style:position="1584.20pt"/>
          <style:tab-stop style:position="30.00pt"/>
          <style:tab-stop style:position="26275.8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41.40pt" fo:text-indent="-5.40pt">
        <style:tab-stops>
          <style:tab-stop style:position="16.60pt"/>
          <style:tab-stop style:position="26275.80pt"/>
          <style:tab-stop style:position="421080.25pt" style:type="right"/>
          <style:tab-stop style:position="1584.20pt"/>
          <style:tab-stop style:position="30.00pt"/>
          <style:tab-stop style:position="26275.8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41.40pt" fo:text-indent="-5.40pt">
        <style:tab-stops>
          <style:tab-stop style:position="16.60pt"/>
          <style:tab-stop style:position="26275.80pt"/>
          <style:tab-stop style:position="421080.25pt" style:type="right"/>
          <style:tab-stop style:position="1584.20pt"/>
          <style:tab-stop style:position="30.00pt"/>
          <style:tab-stop style:position="26275.80pt"/>
        </style:tab-stops>
      </style:paragraph-properties>
    </style:style>
    <style:style style:name="P15" style:family="paragraph">
      <style:paragraph-properties fo:line-height="115.00%" fo:text-align="left" fo:margin-left="36.00pt" fo:text-indent="0.00p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bottom="10.00pt"/>
    </style:style>
    <style:style style:name="P17" style:family="paragraph">
      <style:paragraph-properties fo:line-height="115.00%" fo:text-align="left" fo:margin-left="36.00pt" fo:text-indent="0.00pt" fo:margin-bottom="10.00pt"/>
    </style:style>
    <style:style style:name="P18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-41.40pt"/>
          <style:tab-stop style:position="35.45pt"/>
          <style:tab-stop style:position="26275.8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-41.40pt"/>
          <style:tab-stop style:position="35.45pt"/>
          <style:tab-stop style:position="26275.80pt"/>
        </style:tab-stops>
      </style:paragraph-properties>
    </style:style>
    <style:style style:name="P21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41.40pt" fo:text-indent="-5.40pt">
        <style:tab-stops>
          <style:tab-stop style:position="23.70pt"/>
          <style:tab-stop style:position="26275.80pt"/>
          <style:tab-stop style:position="421080.25pt" style:type="right"/>
          <style:tab-stop style:position="1584.20pt"/>
          <style:tab-stop style:position="35.45pt"/>
          <style:tab-stop style:position="26275.80pt"/>
        </style:tab-stops>
      </style:paragraph-properties>
    </style:style>
    <style:style style:name="P36" style:family="paragraph">
      <style:paragraph-properties fo:line-height="115.00%" fo:text-align="left" fo:margin-left="36.00pt" fo:text-indent="0.00pt" fo:margin-bottom="10.00p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15.00%" fo:text-align="left" fo:margin-bottom="10.00pt"/>
    </style:style>
    <style:style style:name="P38" style:family="paragraph">
      <style:paragraph-properties fo:line-height="115.00%" fo:text-align="left" fo:margin-left="36.00pt" fo:text-indent="0.00pt" fo:margin-bottom="10.00pt"/>
    </style:style>
    <style:style style:name="P39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48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51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-7.20pt" fo:text-indent="-5.40pt">
        <style:tab-stops>
          <style:tab-stop style:position="43.20pt"/>
          <style:tab-stop style:position="26324.40pt"/>
          <style:tab-stop style:position="421128.85pt" style:type="right"/>
          <style:tab-stop style:position="1632.80pt"/>
          <style:tab-stop style:position="110.70pt"/>
          <style:tab-stop style:position="26324.40pt"/>
        </style:tab-stops>
      </style:paragraph-properties>
    </style:style>
    <style:style style:name="P62" style:family="paragraph">
      <style:paragraph-properties fo:line-height="115.00%" fo:text-align="left" fo:margin-left="36.00pt" fo:text-indent="0.00pt" fo:margin-bottom="10.00pt"/>
    </style:style>
    <text:list-style style:name="L6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3" style:family="paragraph">
      <style:paragraph-properties fo:line-height="115.00%" fo:text-align="left" fo:margin-bottom="10.00pt"/>
    </style:style>
    <style:style style:name="P64" style:family="paragraph">
      <style:paragraph-properties fo:line-height="115.00%" fo:text-align="left" fo:margin-bottom="10.00pt"/>
    </style:style>
    <style:style style:name="P65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59.80pt"/>
          <style:tab-stop style:position="133.20pt"/>
          <style:tab-stop style:position="26351.4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59.80pt"/>
          <style:tab-stop style:position="133.20pt"/>
          <style:tab-stop style:position="26351.40pt"/>
        </style:tab-stops>
      </style:paragraph-properties>
    </style:style>
    <style:style style:name="P68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-34.20pt" fo:text-indent="-5.40pt">
        <style:tab-stops>
          <style:tab-stop style:position="70.20pt"/>
          <style:tab-stop style:position="26351.40pt"/>
          <style:tab-stop style:position="421155.85pt" style:type="right"/>
          <style:tab-stop style:position="1659.80pt"/>
          <style:tab-stop style:position="133.20pt"/>
          <style:tab-stop style:position="26351.40pt"/>
        </style:tab-stops>
      </style:paragraph-properties>
    </style:style>
    <style:style style:name="P89" style:family="paragraph">
      <style:paragraph-properties fo:line-height="115.00%" fo:text-align="left" fo:margin-bottom="10.00pt"/>
    </style:style>
    <text:list-style style:name="L9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0" style:family="paragraph">
      <style:paragraph-properties fo:line-height="115.00%" fo:text-align="left" fo:margin-bottom="10.00pt"/>
    </style:style>
    <style:style style:name="P91" style:family="paragraph">
      <style:paragraph-properties fo:line-height="115.00%" fo:text-align="left" fo:margin-bottom="10.00p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74.40pt"/>
          <style:tab-stop style:position="26311.80pt"/>
          <style:tab-stop style:position="421116.25pt" style:type="right"/>
          <style:tab-stop style:position="-5.40pt"/>
          <style:tab-stop style:position="74.40pt"/>
          <style:tab-stop style:position="26311.80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74.40pt"/>
          <style:tab-stop style:position="26311.80pt"/>
          <style:tab-stop style:position="421116.25pt" style:type="right"/>
          <style:tab-stop style:position="-5.40pt"/>
          <style:tab-stop style:position="74.40pt"/>
          <style:tab-stop style:position="26311.80pt"/>
        </style:tab-stops>
      </style:paragraph-properties>
    </style:style>
    <style:style style:name="P95" style:family="paragraph">
      <style:paragraph-properties fo:line-height="100.00%" fo:text-align="left" fo:margin-left="5.40pt" fo:text-indent="-5.40pt">
        <style:tab-stops>
          <style:tab-stop style:position="74.40pt"/>
          <style:tab-stop style:position="26311.80pt"/>
          <style:tab-stop style:position="421116.25pt" style:type="right"/>
          <style:tab-stop style:position="1620.20pt"/>
          <style:tab-stop style:position="74.40pt"/>
          <style:tab-stop style:position="26311.80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5.40pt" fo:text-indent="-5.40pt">
        <style:tab-stops>
          <style:tab-stop style:position="74.40pt"/>
          <style:tab-stop style:position="26311.80pt"/>
          <style:tab-stop style:position="421116.25pt" style:type="right"/>
          <style:tab-stop style:position="1620.20pt"/>
          <style:tab-stop style:position="74.40pt"/>
          <style:tab-stop style:position="26311.80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74.40pt"/>
          <style:tab-stop style:position="26311.80pt"/>
          <style:tab-stop style:position="421116.25pt" style:type="right"/>
          <style:tab-stop style:position="1620.20pt"/>
          <style:tab-stop style:position="74.40pt"/>
          <style:tab-stop style:position="26311.80pt"/>
        </style:tab-stops>
      </style:paragraph-properties>
    </style:style>
    <style:style style:name="P10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05556in"/>
    </style:style>
    <style:style style:name="TableColumn0101" style:family="table-column">
      <style:table-column-properties style:column-width="0.991667in"/>
    </style:style>
    <style:style style:name="TableColumn0102" style:family="table-column">
      <style:table-column-properties style:column-width="1.451389in"/>
    </style:style>
    <style:style style:name="TableColumn0103" style:family="table-column">
      <style:table-column-properties style:column-width="1.003472in"/>
    </style:style>
    <style:style style:name="TableColumn0104" style:family="table-column">
      <style:table-column-properties style:column-width="1.003472in"/>
    </style:style>
    <style:style style:name="TableColumn0105" style:family="table-column">
      <style:table-column-properties style:column-width="0.894444in"/>
    </style:style>
    <style:style style:name="Table01" style:family="table">
      <style:table-properties style:width="6.15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904167in"/>
    </style:style>
    <style:style style:name="TableColumn0201" style:family="table-column">
      <style:table-column-properties style:column-width="1.067361in"/>
    </style:style>
    <style:style style:name="TableColumn0202" style:family="table-column">
      <style:table-column-properties style:column-width="1.067361in"/>
    </style:style>
    <style:style style:name="TableColumn0203" style:family="table-column">
      <style:table-column-properties style:column-width="1.067361in"/>
    </style:style>
    <style:style style:name="TableColumn0204" style:family="table-column">
      <style:table-column-properties style:column-width="1.079167in"/>
    </style:style>
    <style:style style:name="TableColumn0205" style:family="table-column">
      <style:table-column-properties style:column-width="0.964583in"/>
    </style:style>
    <style:style style:name="Table02" style:family="table">
      <style:table-properties style:width="6.150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500000in"/>
    </style:style>
    <style:style style:name="TableColumn0301" style:family="table-column">
      <style:table-column-properties style:column-width="1.437500in"/>
    </style:style>
    <style:style style:name="TableColumn0302" style:family="table-column">
      <style:table-column-properties style:column-width="1.548611in"/>
    </style:style>
    <style:style style:name="TableColumn0303" style:family="table-column">
      <style:table-column-properties style:column-width="1.618056in"/>
    </style:style>
    <style:style style:name="TableColumn0304" style:family="table-column">
      <style:table-column-properties style:column-width="1.256944in"/>
    </style:style>
    <style:style style:name="TableColumn0305" style:family="table-column">
      <style:table-column-properties style:column-width="1.474306in"/>
    </style:style>
    <style:style style:name="Table03" style:family="table">
      <style:table-properties style:width="7.8354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 style:min-row-height="1.324306in"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500000in"/>
    </style:style>
    <style:style style:name="TableColumn0401" style:family="table-column">
      <style:table-column-properties style:column-width="1.375000in"/>
    </style:style>
    <style:style style:name="TableColumn0402" style:family="table-column">
      <style:table-column-properties style:column-width="1.812500in"/>
    </style:style>
    <style:style style:name="TableColumn0403" style:family="table-column">
      <style:table-column-properties style:column-width="1.875000in"/>
    </style:style>
    <style:style style:name="TableColumn0404" style:family="table-column">
      <style:table-column-properties style:column-width="1.625000in"/>
    </style:style>
    <style:style style:name="TableColumn0405" style:family="table-column">
      <style:table-column-properties style:column-width="1.249306in"/>
    </style:style>
    <style:style style:name="Table04" style:family="table">
      <style:table-properties style:width="8.43680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1.108333in"/>
    </style:style>
    <style:style style:name="TableColumn0501" style:family="table-column">
      <style:table-column-properties style:column-width="1.108333in"/>
    </style:style>
    <style:style style:name="TableColumn0502" style:family="table-column">
      <style:table-column-properties style:column-width="1.108333in"/>
    </style:style>
    <style:style style:name="TableColumn0503" style:family="table-column">
      <style:table-column-properties style:column-width="1.108333in"/>
    </style:style>
    <style:style style:name="TableColumn0504" style:family="table-column">
      <style:table-column-properties style:column-width="1.108333in"/>
    </style:style>
    <style:style style:name="TableColumn0505" style:family="table-column">
      <style:table-column-properties style:column-width="1.108333in"/>
    </style:style>
    <style:style style:name="Table05" style:family="table">
      <style:table-properties style:width="6.650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list text:style-name="L1">
        <text:list-item>
          <text:p text:style-name="P1"><text:span text:style-name="T1">ABTS Login Screen:</text:span></text:p>
        </text:list-item>
      </text:list>
      <text:p text:style-name="P2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4"><text:span text:style-name="T3">Sr. No</text:span><text:span text:style-name="T4"/></text:p>
          </table:table-cell>
          <table:table-cell table:style-name="TableCell010001">
            <text:p text:style-name="P4"><text:span text:style-name="T5">Action</text:span><text:span text:style-name="T6"/></text:p>
          </table:table-cell>
          <table:table-cell table:style-name="TableCell010002">
            <text:p text:style-name="P4"><text:span text:style-name="T7">Inputs</text:span><text:span text:style-name="T8"/></text:p>
          </table:table-cell>
          <table:table-cell table:style-name="TableCell010003">
            <text:p text:style-name="P4"><text:span text:style-name="T9">Expected Outputs</text:span><text:span text:style-name="T10"/></text:p>
          </table:table-cell>
          <table:table-cell table:style-name="TableCell010004">
            <text:p text:style-name="P4"><text:span text:style-name="T11">Actual Outputs</text:span><text:span text:style-name="T12"/></text:p>
          </table:table-cell>
          <table:table-cell table:style-name="TableCell010005">
            <text:p text:style-name="P4"><text:span text:style-name="T13">Test Result</text:span><text:span text:style-name="T14"/></text:p>
          </table:table-cell>
        </table:table-row>
        <table:table-row table:style-name="TableRow0101">
          <table:table-cell table:style-name="TableCell010100">
            <text:p text:style-name="P7"><text:span text:style-name="T15">1</text:span><text:span text:style-name="T16"/></text:p>
          </table:table-cell>
          <table:table-cell table:style-name="TableCell010101">
            <text:p text:style-name="P7"><text:span text:style-name="T17">Login ID should accept alphabets of length 4 to 15 character long</text:span><text:span text:style-name="T18"/></text:p>
          </table:table-cell>
          <table:table-cell table:style-name="TableCell010102">
            <text:p text:style-name="P7"><text:span text:style-name="T19">Vaishnavi Nadgir</text:span></text:p>
            <text:p text:style-name="P7"><text:span text:style-name="T19"/></text:p>
            <text:p text:style-name="P7"><text:span text:style-name="T19"/></text:p>
            <text:p text:style-name="P7"><text:span text:style-name="T19">vaishnavi@sonata</text:span></text:p>
            <text:p text:style-name="P7"><text:span text:style-name="T19"/></text:p>
            <text:p text:style-name="P7"><text:span text:style-name="T19"/></text:p>
            <text:p text:style-name="P8"><text:span text:style-name="T20">vaishnavisonata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9"><text:span text:style-name="T21">Vaishnavi Nadgir</text:span></text:p>
            <text:p text:style-name="P9"><text:span text:style-name="T21"/></text:p>
            <text:p text:style-name="P9"><text:span text:style-name="T21"/></text:p>
            <text:p text:style-name="P9"><text:span text:style-name="T21">Vai</text:span><text:span text:style-name="T22"/></text:p>
          </table:table-cell>
          <table:table-cell table:style-name="TableCell010103">
            <text:p text:style-name="P9"><text:span text:style-name="T23">Login Successful</text:span></text:p>
            <text:p text:style-name="P9"><text:span text:style-name="T23"/></text:p>
            <text:p text:style-name="P9"><text:span text:style-name="T23">Invalid Login Id</text:span></text:p>
            <text:p text:style-name="P9"><text:span text:style-name="T23"/></text:p>
            <text:p text:style-name="P9"><text:span text:style-name="T23">Invalid Login Id</text:span></text:p>
            <text:p text:style-name="P9"><text:span text:style-name="T23"/></text:p>
            <text:p text:style-name="P9"><text:span text:style-name="T23">Login Successful</text:span></text:p>
            <text:p text:style-name="P9"><text:span text:style-name="T23"/></text:p>
            <text:p text:style-name="P9"><text:span text:style-name="T23">Invalid Login Id</text:span><text:span text:style-name="T24"/></text:p>
          </table:table-cell>
          <table:table-cell table:style-name="TableCell010104">
            <text:p text:style-name="P9"><text:span text:style-name="T25">Login Successful</text:span></text:p>
            <text:p text:style-name="P9"><text:span text:style-name="T25"/></text:p>
            <text:p text:style-name="P9"><text:span text:style-name="T25">Invalid Login Id</text:span></text:p>
            <text:p text:style-name="P9"><text:span text:style-name="T25"/></text:p>
            <text:p text:style-name="P9"><text:span text:style-name="T25">Logged In</text:span></text:p>
            <text:p text:style-name="P9"><text:span text:style-name="T25"/></text:p>
            <text:p text:style-name="P9"><text:span text:style-name="T25"/></text:p>
            <text:p text:style-name="P9"><text:span text:style-name="T25">Login Successful</text:span></text:p>
            <text:p text:style-name="P9"><text:span text:style-name="T25"/></text:p>
            <text:p text:style-name="P9"><text:span text:style-name="T25">Login Successful</text:span><text:span text:style-name="T26"/></text:p>
          </table:table-cell>
          <table:table-cell table:style-name="TableCell010105">
            <text:p text:style-name="P9"><text:span text:style-name="T27">Pass</text:span></text:p>
            <text:p text:style-name="P9"><text:span text:style-name="T27"/></text:p>
            <text:p text:style-name="P9"><text:span text:style-name="T27"/></text:p>
            <text:p text:style-name="P9"><text:span text:style-name="T27">Pass</text:span></text:p>
            <text:p text:style-name="P9"><text:span text:style-name="T27"/></text:p>
            <text:p text:style-name="P9"><text:span text:style-name="T27"/></text:p>
            <text:p text:style-name="P9"><text:span text:style-name="T27">Fail</text:span></text:p>
            <text:p text:style-name="P9"><text:span text:style-name="T27"/></text:p>
            <text:p text:style-name="P9"><text:span text:style-name="T27"/></text:p>
            <text:p text:style-name="P9"><text:span text:style-name="T27">Pass</text:span></text:p>
            <text:p text:style-name="P9"><text:span text:style-name="T27"/></text:p>
            <text:p text:style-name="P9"><text:span text:style-name="T27"/></text:p>
            <text:p text:style-name="P9"><text:span text:style-name="T27">Fail</text:span><text:span text:style-name="T28"/></text:p>
          </table:table-cell>
        </table:table-row>
        <table:table-row table:style-name="TableRow0102">
          <table:table-cell table:style-name="TableCell010200">
            <text:p text:style-name="P11"><text:span text:style-name="T29">2</text:span><text:span text:style-name="T30"/></text:p>
          </table:table-cell>
          <table:table-cell table:style-name="TableCell010201">
            <text:p text:style-name="P11"><text:span text:style-name="T31">Password must be of 4 to 18 character long</text:span><text:span text:style-name="T32"/></text:p>
          </table:table-cell>
          <table:table-cell table:style-name="TableCell010202">
            <text:p text:style-name="P11"><text:span text:style-name="T33">Vaish1999</text:span></text:p>
            <text:p text:style-name="P11"><text:span text:style-name="T33"/></text:p>
            <text:p text:style-name="P11"><text:span text:style-name="T33">Vai</text:span><text:span text:style-name="T34"/></text:p>
          </table:table-cell>
          <table:table-cell table:style-name="TableCell010203">
            <text:p text:style-name="P11"><text:span text:style-name="T35">Login Successful</text:span></text:p>
            <text:p text:style-name="P11"><text:span text:style-name="T35"/></text:p>
            <text:p text:style-name="P11"><text:span text:style-name="T35">Invalid Password</text:span><text:span text:style-name="T36"/></text:p>
          </table:table-cell>
          <table:table-cell table:style-name="TableCell010204">
            <text:p text:style-name="P11"><text:span text:style-name="T37">Login Successful</text:span></text:p>
            <text:p text:style-name="P11"><text:span text:style-name="T37"/></text:p>
            <text:p text:style-name="P11"><text:span text:style-name="T37">Login Successful</text:span><text:span text:style-name="T38"/></text:p>
          </table:table-cell>
          <table:table-cell table:style-name="TableCell010205">
            <text:p text:style-name="P11"><text:span text:style-name="T39">Pass</text:span></text:p>
            <text:p text:style-name="P11"><text:span text:style-name="T39"/></text:p>
            <text:p text:style-name="P11"><text:span text:style-name="T39"/></text:p>
            <text:p text:style-name="P11"><text:span text:style-name="T39">Fail</text:span><text:span text:style-name="T40"/></text:p>
          </table:table-cell>
        </table:table-row>
        <table:table-row table:style-name="TableRow0103">
          <table:table-cell table:style-name="TableCell010300">
            <text:p text:style-name="P13"><text:span text:style-name="T41">3</text:span><text:span text:style-name="T42"/></text:p>
          </table:table-cell>
          <table:table-cell table:style-name="TableCell010301">
            <text:p text:style-name="P13"><text:span text:style-name="T43">On clicking the login button the system should allow</text:span></text:p>
            <text:p text:style-name="P13"><text:span text:style-name="T43">the user to access their account.</text:span><text:span text:style-name="T44"/></text:p>
          </table:table-cell>
          <table:table-cell table:style-name="TableCell010302">
            <text:p text:style-name="P13"><text:span text:style-name="T45">Click Login Button</text:span></text:p>
            <text:p text:style-name="P13"><text:span text:style-name="T45">(no credential)</text:span></text:p>
            <text:p text:style-name="P13"><text:span text:style-name="T45"/></text:p>
            <text:p text:style-name="P13"><text:span text:style-name="T45"/></text:p>
            <text:p text:style-name="P13"><text:span text:style-name="T45">Click Login Button</text:span></text:p>
            <text:p text:style-name="P13"><text:span text:style-name="T45">(with right credentials)</text:span></text:p>
            <text:p text:style-name="P13"><text:span text:style-name="T45"/></text:p>
            <text:p text:style-name="P13"><text:span text:style-name="T45">Click Login Button</text:span></text:p>
            <text:p text:style-name="P13"><text:span text:style-name="T45">(with wrong credentials)</text:span><text:span text:style-name="T46"/></text:p>
          </table:table-cell>
          <table:table-cell table:style-name="TableCell010303">
            <text:p text:style-name="P13"><text:span text:style-name="T47">Invalid login id or password</text:span></text:p>
            <text:p text:style-name="P13"><text:span text:style-name="T47"/></text:p>
            <text:p text:style-name="P13"><text:span text:style-name="T47">Login Successful</text:span></text:p>
            <text:p text:style-name="P13"><text:span text:style-name="T47"/></text:p>
            <text:p text:style-name="P13"><text:span text:style-name="T47"/></text:p>
            <text:p text:style-name="P13"><text:span text:style-name="T47">Invalid login id or password</text:span><text:span text:style-name="T48"/></text:p>
          </table:table-cell>
          <table:table-cell table:style-name="TableCell010304">
            <text:p text:style-name="P13"><text:span text:style-name="T49">Login Successful</text:span></text:p>
            <text:p text:style-name="P13"><text:span text:style-name="T49"/></text:p>
            <text:p text:style-name="P13"><text:span text:style-name="T49"/></text:p>
            <text:p text:style-name="P13"><text:span text:style-name="T49">Login Successful</text:span></text:p>
            <text:p text:style-name="P13"><text:span text:style-name="T49"/></text:p>
            <text:p text:style-name="P13"><text:span text:style-name="T49"/></text:p>
            <text:p text:style-name="P13"><text:span text:style-name="T49">Invalid login id or password</text:span><text:span text:style-name="T50"/></text:p>
          </table:table-cell>
          <table:table-cell table:style-name="TableCell010305">
            <text:p text:style-name="P13"><text:span text:style-name="T51">Fail</text:span></text:p>
            <text:p text:style-name="P13"><text:span text:style-name="T51"/></text:p>
            <text:p text:style-name="P13"><text:span text:style-name="T51"/></text:p>
            <text:p text:style-name="P13"><text:span text:style-name="T51"/></text:p>
            <text:p text:style-name="P13"><text:span text:style-name="T51">Pass</text:span></text:p>
            <text:p text:style-name="P13"><text:span text:style-name="T51"/></text:p>
            <text:p text:style-name="P13"><text:span text:style-name="T51"/></text:p>
            <text:p text:style-name="P13"><text:span text:style-name="T51"/></text:p>
            <text:p text:style-name="P13"><text:span text:style-name="T51">Pass</text:span><text:span text:style-name="T52"/></text:p>
          </table:table-cell>
        </table:table-row>
      </table:table>
      <text:p text:style-name="P15"><text:span text:style-name="T53"/></text:p>
      <text:p text:style-name="P15"><text:span text:style-name="T53"/></text:p>
      <text:p text:style-name="P15"><text:span text:style-name="T53"/></text:p>
      <text:p text:style-name="P15"><text:span text:style-name="T53"/></text:p>
      <text:list text:style-name="L16">
        <text:list-item>
          <text:p text:style-name="P16"><text:span text:style-name="T54">LeTS Attendence Screen</text:span></text:p>
        </text:list-item>
      </text:list>
      <text:p text:style-name="P17"><text:span text:style-name="T54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9"><text:span text:style-name="T56">Sr. No</text:span><text:span text:style-name="T57"/></text:p>
          </table:table-cell>
          <table:table-cell table:style-name="TableCell020001">
            <text:p text:style-name="P19"><text:span text:style-name="T58">Action</text:span><text:span text:style-name="T59"/></text:p>
          </table:table-cell>
          <table:table-cell table:style-name="TableCell020002">
            <text:p text:style-name="P19"><text:span text:style-name="T60">Inputs</text:span><text:span text:style-name="T61"/></text:p>
          </table:table-cell>
          <table:table-cell table:style-name="TableCell020003">
            <text:p text:style-name="P19"><text:span text:style-name="T62">Expected Output</text:span><text:span text:style-name="T63"/></text:p>
          </table:table-cell>
          <table:table-cell table:style-name="TableCell020004">
            <text:p text:style-name="P19"><text:span text:style-name="T64">Actual Output</text:span><text:span text:style-name="T65"/></text:p>
          </table:table-cell>
          <table:table-cell table:style-name="TableCell020005">
            <text:p text:style-name="P19"><text:span text:style-name="T66">Test Result</text:span><text:span text:style-name="T67"/></text:p>
          </table:table-cell>
        </table:table-row>
        <table:table-row table:style-name="TableRow0201">
          <table:table-cell table:style-name="TableCell020100">
            <text:p text:style-name="P22"><text:span text:style-name="T68">1</text:span><text:span text:style-name="T69"/></text:p>
          </table:table-cell>
          <table:table-cell table:style-name="TableCell020101">
            <text:p text:style-name="P22"><text:span text:style-name="T70">The user should be able to select the issue from the dropdown list</text:span><text:span text:style-name="T71"/></text:p>
          </table:table-cell>
          <table:table-cell table:style-name="TableCell020102">
            <text:p text:style-name="P22"><text:span text:style-name="T72">Sick</text:span></text:p>
            <text:p text:style-name="P22"><text:span text:style-name="T72"/></text:p>
            <text:p text:style-name="P22"><text:span text:style-name="T72">Function</text:span></text:p>
            <text:p text:style-name="P22"><text:span text:style-name="T72"/></text:p>
            <text:p text:style-name="P22"><text:span text:style-name="T72"/></text:p>
            <text:p text:style-name="P22"><text:span text:style-name="T72">No issue</text:span><text:span text:style-name="T73"/></text:p>
          </table:table-cell>
          <table:table-cell table:style-name="TableCell020103">
            <text:p text:style-name="P22"><text:span text:style-name="T74">Sick</text:span></text:p>
            <text:p text:style-name="P22"><text:span text:style-name="T74"/></text:p>
            <text:p text:style-name="P22"><text:span text:style-name="T74">Function</text:span></text:p>
            <text:p text:style-name="P22"><text:span text:style-name="T74"/></text:p>
            <text:p text:style-name="P22"><text:span text:style-name="T74"/></text:p>
            <text:p text:style-name="P22"><text:span text:style-name="T74">No issue</text:span><text:span text:style-name="T75"/></text:p>
          </table:table-cell>
          <table:table-cell table:style-name="TableCell020104">
            <text:p text:style-name="P22"><text:span text:style-name="T76">Sick</text:span></text:p>
            <text:p text:style-name="P22"><text:span text:style-name="T76"/></text:p>
            <text:p text:style-name="P22"><text:span text:style-name="T76">Function</text:span></text:p>
            <text:p text:style-name="P22"><text:span text:style-name="T76"/></text:p>
            <text:p text:style-name="P22"><text:span text:style-name="T76"/></text:p>
            <text:p text:style-name="P22"><text:span text:style-name="T76">Sick</text:span><text:span text:style-name="T77"/></text:p>
          </table:table-cell>
          <table:table-cell table:style-name="TableCell020105">
            <text:p text:style-name="P22"><text:span text:style-name="T78">Pass</text:span></text:p>
            <text:p text:style-name="P22"><text:span text:style-name="T78"/></text:p>
            <text:p text:style-name="P22"><text:span text:style-name="T78">Pass</text:span></text:p>
            <text:p text:style-name="P22"><text:span text:style-name="T78"/></text:p>
            <text:p text:style-name="P22"><text:span text:style-name="T78"/></text:p>
            <text:p text:style-name="P22"><text:span text:style-name="T78">Fail</text:span><text:span text:style-name="T79"/></text:p>
          </table:table-cell>
        </table:table-row>
        <table:table-row table:style-name="TableRow0202">
          <table:table-cell table:style-name="TableCell020200">
            <text:p text:style-name="P24"><text:span text:style-name="T80">2</text:span><text:span text:style-name="T81"/></text:p>
          </table:table-cell>
          <table:table-cell table:style-name="TableCell020201">
            <text:p text:style-name="P24"><text:span text:style-name="T82">The date should be accepted in the</text:span></text:p>
            <text:p text:style-name="P24"><text:span text:style-name="T82">‘dd/mm/yy’ format</text:span><text:span text:style-name="T83"/></text:p>
          </table:table-cell>
          <table:table-cell table:style-name="TableCell020202">
            <text:p text:style-name="P24"><text:span text:style-name="T84">12/10/2021</text:span></text:p>
            <text:p text:style-name="P24"><text:span text:style-name="T84"/></text:p>
            <text:p text:style-name="P24"><text:span text:style-name="T84">13/09/2021</text:span></text:p>
            <text:p text:style-name="P24"><text:span text:style-name="T84"/></text:p>
            <text:p text:style-name="P24"><text:span text:style-name="T84">21/12/2021</text:span><text:span text:style-name="T85"/></text:p>
          </table:table-cell>
          <table:table-cell table:style-name="TableCell020203">
            <text:p text:style-name="P24"><text:span text:style-name="T86">12/10/2021</text:span></text:p>
            <text:p text:style-name="P24"><text:span text:style-name="T86"/></text:p>
            <text:p text:style-name="P24"><text:span text:style-name="T86">13/09/2021</text:span></text:p>
            <text:p text:style-name="P24"><text:span text:style-name="T86"/></text:p>
            <text:p text:style-name="P24"><text:span text:style-name="T86">21/12/2021</text:span><text:span text:style-name="T87"/></text:p>
          </table:table-cell>
          <table:table-cell table:style-name="TableCell020204">
            <text:p text:style-name="P24"><text:span text:style-name="T88">12/10/2021</text:span></text:p>
            <text:p text:style-name="P24"><text:span text:style-name="T88"/></text:p>
            <text:p text:style-name="P24"><text:span text:style-name="T88">09/13/2021</text:span></text:p>
            <text:p text:style-name="P24"><text:span text:style-name="T88"/></text:p>
            <text:p text:style-name="P24"><text:span text:style-name="T88">2021/21/12</text:span><text:span text:style-name="T89"/></text:p>
          </table:table-cell>
          <table:table-cell table:style-name="TableCell020205">
            <text:p text:style-name="P24"><text:span text:style-name="T90">Pass</text:span></text:p>
            <text:p text:style-name="P24"><text:span text:style-name="T90"/></text:p>
            <text:p text:style-name="P24"><text:span text:style-name="T90">Fail</text:span></text:p>
            <text:p text:style-name="P24"><text:span text:style-name="T90"/></text:p>
            <text:p text:style-name="P24"><text:span text:style-name="T90">Fail</text:span><text:span text:style-name="T91"/></text:p>
          </table:table-cell>
        </table:table-row>
        <table:table-row table:style-name="TableRow0203">
          <table:table-cell table:style-name="TableCell020300">
            <text:p text:style-name="P26"><text:span text:style-name="T92">3</text:span><text:span text:style-name="T93"/></text:p>
          </table:table-cell>
          <table:table-cell table:style-name="TableCell020301">
            <text:p text:style-name="P26"><text:span text:style-name="T94">User should be able to enter the reason in the reason field</text:span><text:span text:style-name="T95"/></text:p>
          </table:table-cell>
          <table:table-cell table:style-name="TableCell020302">
            <text:p text:style-name="P26"><text:span text:style-name="T96">I will not be able to work due to high fever</text:span></text:p>
            <text:p text:style-name="P26"><text:span text:style-name="T96"/></text:p>
            <text:p text:style-name="P26"><text:span text:style-name="T96">I will not be able to work due to sister's wedding</text:span><text:span text:style-name="T97"/></text:p>
          </table:table-cell>
          <table:table-cell table:style-name="TableCell020303">
            <text:p text:style-name="P26"><text:span text:style-name="T98">I will not be able to work due to high fever</text:span></text:p>
            <text:p text:style-name="P26"><text:span text:style-name="T98"/></text:p>
            <text:p text:style-name="P26"><text:span text:style-name="T98">I will not be able to work</text:span></text:p>
            <text:p text:style-name="P26"><text:span text:style-name="T98">due to<text:s/></text:span><text:span text:style-name="T99">sister's<text:s/></text:span><text:span text:style-name="T100">wedding</text:span><text:span text:style-name="T101"/></text:p>
          </table:table-cell>
          <table:table-cell table:style-name="TableCell020304">
            <text:p text:style-name="P26"><text:span text:style-name="T102">I will not be able to work due to high fever</text:span></text:p>
            <text:p text:style-name="P26"><text:span text:style-name="T102"/></text:p>
            <text:p text:style-name="P26"><text:span text:style-name="T102">I will not be able to work</text:span><text:span text:style-name="T103"/></text:p>
          </table:table-cell>
          <table:table-cell table:style-name="TableCell020305">
            <text:p text:style-name="P26"><text:span text:style-name="T104">Pass</text:span></text:p>
            <text:p text:style-name="P26"><text:span text:style-name="T104"/></text:p>
            <text:p text:style-name="P26"><text:span text:style-name="T104"/></text:p>
            <text:p text:style-name="P26"><text:span text:style-name="T104"/></text:p>
            <text:p text:style-name="P26"><text:span text:style-name="T104"/></text:p>
            <text:p text:style-name="P26"><text:span text:style-name="T104">Fail</text:span><text:span text:style-name="T105"/></text:p>
          </table:table-cell>
        </table:table-row>
        <table:table-row table:style-name="TableRow0204">
          <table:table-cell table:style-name="TableCell020400">
            <text:p text:style-name="P28"><text:span text:style-name="T106">4</text:span><text:span text:style-name="T107"/></text:p>
          </table:table-cell>
          <table:table-cell table:style-name="TableCell020401">
            <text:p text:style-name="P28"><text:span text:style-name="T108">On clicking the submit</text:span></text:p>
            <text:p text:style-name="P28"><text:span text:style-name="T108">button, the request should be sent to the selected reporting manager</text:span><text:span text:style-name="T109"/></text:p>
          </table:table-cell>
          <table:table-cell table:style-name="TableCell020402">
            <text:p text:style-name="P28"><text:span text:style-name="T110">Click submit</text:span></text:p>
            <text:p text:style-name="P28"><text:span text:style-name="T110">button</text:span></text:p>
            <text:p text:style-name="P28"><text:span text:style-name="T110"/></text:p>
            <text:p text:style-name="P28"><text:span text:style-name="T110"/></text:p>
            <text:p text:style-name="P28"><text:span text:style-name="T110">Click submit button<text:s/></text:span><text:span text:style-name="T111"/></text:p>
          </table:table-cell>
          <table:table-cell table:style-name="TableCell020403">
            <text:p text:style-name="P28"><text:span text:style-name="T112">Report submitted</text:span></text:p>
            <text:p text:style-name="P28"><text:span text:style-name="T112"/></text:p>
            <text:p text:style-name="P28"><text:span text:style-name="T112"/></text:p>
            <text:p text:style-name="P28"><text:span text:style-name="T112">Click submit button</text:span><text:span text:style-name="T113"/></text:p>
          </table:table-cell>
          <table:table-cell table:style-name="TableCell020404">
            <text:p text:style-name="P28"><text:span text:style-name="T114">Report submitted</text:span></text:p>
            <text:p text:style-name="P28"><text:span text:style-name="T114"/></text:p>
            <text:p text:style-name="P28"><text:span text:style-name="T114"/></text:p>
            <text:p text:style-name="P28"><text:span text:style-name="T114">Error,unable to send report</text:span><text:span text:style-name="T115"/></text:p>
          </table:table-cell>
          <table:table-cell table:style-name="TableCell020405">
            <text:p text:style-name="P28"><text:span text:style-name="T116">Pass</text:span></text:p>
            <text:p text:style-name="P28"><text:span text:style-name="T116"/></text:p>
            <text:p text:style-name="P28"><text:span text:style-name="T116"/></text:p>
            <text:p text:style-name="P28"><text:span text:style-name="T116"/></text:p>
            <text:p text:style-name="P28"><text:span text:style-name="T116">Fail</text:span><text:span text:style-name="T117"/></text:p>
          </table:table-cell>
        </table:table-row>
        <table:table-row table:style-name="TableRow0205">
          <table:table-cell table:style-name="TableCell020500">
            <text:p text:style-name="P30"><text:span text:style-name="T118">5</text:span><text:span text:style-name="T119"/></text:p>
          </table:table-cell>
          <table:table-cell table:style-name="TableCell020501">
            <text:p text:style-name="P30"><text:span text:style-name="T120">On clicking clear button, all the</text:span></text:p>
            <text:p text:style-name="P30"><text:span text:style-name="T120">fields should be cleared</text:span><text:span text:style-name="T121"/></text:p>
          </table:table-cell>
          <table:table-cell table:style-name="TableCell020502">
            <text:p text:style-name="P30"><text:span text:style-name="T122">Click clear button</text:span></text:p>
            <text:p text:style-name="P30"><text:span text:style-name="T122"/></text:p>
            <text:p text:style-name="P30"><text:span text:style-name="T122">Click clear button</text:span><text:span text:style-name="T123"/></text:p>
          </table:table-cell>
          <table:table-cell table:style-name="TableCell020503">
            <text:p text:style-name="P30"><text:span text:style-name="T124">Cleared</text:span></text:p>
            <text:p text:style-name="P30"><text:span text:style-name="T124"/></text:p>
            <text:p text:style-name="P30"><text:span text:style-name="T124"/></text:p>
            <text:p text:style-name="P30"><text:span text:style-name="T124">Cleared</text:span><text:span text:style-name="T125"/></text:p>
          </table:table-cell>
          <table:table-cell table:style-name="TableCell020504">
            <text:p text:style-name="P30"><text:span text:style-name="T126">Cleared</text:span></text:p>
            <text:p text:style-name="P30"><text:span text:style-name="T126"/></text:p>
            <text:p text:style-name="P30"><text:span text:style-name="T126"/></text:p>
            <text:p text:style-name="P30"><text:span text:style-name="T126">Error,unable to clear</text:span><text:span text:style-name="T127"/></text:p>
          </table:table-cell>
          <table:table-cell table:style-name="TableCell020505">
            <text:p text:style-name="P30"><text:span text:style-name="T128">Pass</text:span></text:p>
            <text:p text:style-name="P30"><text:span text:style-name="T128"/></text:p>
            <text:p text:style-name="P30"><text:span text:style-name="T128"/></text:p>
            <text:p text:style-name="P30"><text:span text:style-name="T128">Fail</text:span><text:span text:style-name="T129"/></text:p>
          </table:table-cell>
        </table:table-row>
        <table:table-row table:style-name="TableRow0206">
          <table:table-cell table:style-name="TableCell020600">
            <text:p text:style-name="P32"><text:span text:style-name="T130">6</text:span><text:span text:style-name="T131"/></text:p>
          </table:table-cell>
          <table:table-cell table:style-name="TableCell020601">
            <text:p text:style-name="P32"><text:span text:style-name="T132">The view report button is used to view the report of attendance applied</text:span><text:span text:style-name="T133"/></text:p>
          </table:table-cell>
          <table:table-cell table:style-name="TableCell020602">
            <text:p text:style-name="P32"><text:span text:style-name="T134">Click view report button</text:span><text:span text:style-name="T135"/></text:p>
          </table:table-cell>
          <table:table-cell table:style-name="TableCell020603">
            <text:p text:style-name="P32"><text:span text:style-name="T136">Display report</text:span><text:span text:style-name="T137"/></text:p>
          </table:table-cell>
          <table:table-cell table:style-name="TableCell020604">
            <text:p text:style-name="P32"><text:span text:style-name="T138">Display report</text:span><text:span text:style-name="T139"/></text:p>
          </table:table-cell>
          <table:table-cell table:style-name="TableCell020605">
            <text:p text:style-name="P32"><text:span text:style-name="T140">Pass</text:span><text:span text:style-name="T141"/></text:p>
          </table:table-cell>
        </table:table-row>
        <table:table-row table:style-name="TableRow0207">
          <table:table-cell table:style-name="TableCell020700">
            <text:p text:style-name="P34"><text:span text:style-name="T142">7</text:span><text:span text:style-name="T143"/></text:p>
          </table:table-cell>
          <table:table-cell table:style-name="TableCell020701">
            <text:p text:style-name="P34"><text:span text:style-name="T144">The user</text:span></text:p>
            <text:p text:style-name="P34"><text:span text:style-name="T144">should be able to select the sanctioning authority by checking the option</text:span><text:span text:style-name="T145"/></text:p>
          </table:table-cell>
          <table:table-cell table:style-name="TableCell020702">
            <text:p text:style-name="P34"><text:span text:style-name="T146">Check option</text:span><text:span text:style-name="T147"/></text:p>
          </table:table-cell>
          <table:table-cell table:style-name="TableCell020703">
            <text:p text:style-name="P34"><text:span text:style-name="T148">Option checked</text:span><text:span text:style-name="T149"/></text:p>
          </table:table-cell>
          <table:table-cell table:style-name="TableCell020704">
            <text:p text:style-name="P34"><text:span text:style-name="T150">Option checked</text:span><text:span text:style-name="T151"/></text:p>
          </table:table-cell>
          <table:table-cell table:style-name="TableCell020705">
            <text:p text:style-name="P34"><text:span text:style-name="T152">Pass</text:span><text:span text:style-name="T153"/></text:p>
          </table:table-cell>
        </table:table-row>
      </table:table>
      <text:p text:style-name="P36"><text:span text:style-name="T154"/></text:p>
      <text:p text:style-name="P36"><text:span text:style-name="T154"/></text:p>
      <text:p text:style-name="P36"><text:span text:style-name="T154"/></text:p>
      <text:p text:style-name="P36"><text:span text:style-name="T154"/></text:p>
      <text:list text:style-name="L37">
        <text:list-item>
          <text:p text:style-name="P37"><text:span text:style-name="T155">HR Connect</text:span><text:span text:style-name="T156"/></text:p>
        </text:list-item>
      </text:list>
      <text:p text:style-name="P38"><text:span text:style-name="T157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row table:style-name="TableRow0300">
          <table:table-cell table:style-name="TableCell030000">
            <text:p text:style-name="P40"><text:span text:style-name="T159">Sr. No</text:span><text:span text:style-name="T160"/></text:p>
          </table:table-cell>
          <table:table-cell table:style-name="TableCell030001">
            <text:p text:style-name="P40"><text:span text:style-name="T161">Action</text:span><text:span text:style-name="T162"/></text:p>
          </table:table-cell>
          <table:table-cell table:style-name="TableCell030002">
            <text:p text:style-name="P40"><text:span text:style-name="T163">Input</text:span><text:span text:style-name="T164"/></text:p>
          </table:table-cell>
          <table:table-cell table:style-name="TableCell030003">
            <text:p text:style-name="P40"><text:span text:style-name="T165">Expected Output</text:span><text:span text:style-name="T166"/></text:p>
          </table:table-cell>
          <table:table-cell table:style-name="TableCell030004">
            <text:p text:style-name="P40"><text:span text:style-name="T167">Actual Output</text:span><text:span text:style-name="T168"/></text:p>
          </table:table-cell>
          <table:table-cell table:style-name="TableCell030005">
            <text:p text:style-name="P40"><text:span text:style-name="T169">Test Result</text:span><text:span text:style-name="T170"/></text:p>
          </table:table-cell>
        </table:table-row>
        <table:table-row table:style-name="TableRow0301">
          <table:table-cell table:style-name="TableCell030100">
            <text:p text:style-name="P42"><text:span text:style-name="T171">1</text:span><text:span text:style-name="T172"/></text:p>
          </table:table-cell>
          <table:table-cell table:style-name="TableCell030101">
            <text:p text:style-name="P42"><text:span text:style-name="T173">The system should fetch the employee name , ID &amp; Mail ID from the Data base</text:span><text:span text:style-name="T174"/></text:p>
          </table:table-cell>
          <table:table-cell table:style-name="TableCell030102">
            <text:p text:style-name="P42"><text:span text:style-name="T175">Vaishnavi Nadgir,21072,</text:span></text:p>
            <text:p text:style-name="P42"><text:span text:style-name="T175">vaishnavi.nadgir</text:span></text:p>
            <text:p text:style-name="P42"><text:span text:style-name="T175">@sonata-software.com</text:span></text:p>
            <text:p text:style-name="P42"><text:span text:style-name="T175"/></text:p>
            <text:p text:style-name="P43"><text:span text:style-name="T176">Vaishnavi Nadgir,21072,</text:span></text:p>
            <text:p text:style-name="P43"><text:span text:style-name="T176">vaishnavi.nadgir</text:span></text:p>
            <text:p text:style-name="P43"><text:span text:style-name="T176">@sonata-software.com</text:span><text:span text:style-name="T177"/></text:p>
          </table:table-cell>
          <table:table-cell table:style-name="TableCell030103">
            <text:p text:style-name="P43"><text:span text:style-name="T178">Vaishnavi Nadgir,21072,</text:span></text:p>
            <text:p text:style-name="P43"><text:span text:style-name="T178">vaishnavi.nadgir</text:span></text:p>
            <text:p text:style-name="P43"><text:span text:style-name="T178">@sonata-software.com</text:span></text:p>
            <text:p text:style-name="P44"><text:span text:style-name="T179"/></text:p>
            <text:p text:style-name="P45"><text:span text:style-name="T180">Vaishnavi Nadgir,21072,</text:span></text:p>
            <text:p text:style-name="P45"><text:span text:style-name="T180">vaishnavi.nadgir</text:span></text:p>
            <text:p text:style-name="P45"><text:span text:style-name="T180">@sonata-software.com</text:span><text:span text:style-name="T181"/></text:p>
          </table:table-cell>
          <table:table-cell table:style-name="TableCell030104">
            <text:p text:style-name="P45"><text:span text:style-name="T182">Vaishnavi Nadgir,21072,</text:span></text:p>
            <text:p text:style-name="P45"><text:span text:style-name="T182">vaishnavi.nadgir</text:span></text:p>
            <text:p text:style-name="P45"><text:span text:style-name="T182">@sonata-software.com</text:span></text:p>
            <text:p text:style-name="P46"><text:span text:style-name="T183"/></text:p>
            <text:p text:style-name="P46"><text:span text:style-name="T183">Error no data found</text:span><text:span text:style-name="T184"/></text:p>
          </table:table-cell>
          <table:table-cell table:style-name="TableCell030105">
            <text:p text:style-name="P46"><text:span text:style-name="T185">Pass</text:span></text:p>
            <text:p text:style-name="P46"><text:span text:style-name="T185"/></text:p>
            <text:p text:style-name="P46"><text:span text:style-name="T185"/></text:p>
            <text:p text:style-name="P46"><text:span text:style-name="T185"/></text:p>
            <text:p text:style-name="P46"><text:span text:style-name="T185">Fail</text:span><text:span text:style-name="T186"/></text:p>
          </table:table-cell>
        </table:table-row>
        <table:table-row table:style-name="TableRow0302">
          <table:table-cell table:style-name="TableCell030200">
            <text:p text:style-name="P49"><text:span text:style-name="T187">2</text:span><text:span text:style-name="T188"/></text:p>
          </table:table-cell>
          <table:table-cell table:style-name="TableCell030201">
            <text:p text:style-name="P49"><text:span text:style-name="T189">Project/Dept will accept</text:span></text:p>
            <text:p text:style-name="P49"><text:span text:style-name="T189">alphabets &amp; numerals</text:span><text:span text:style-name="T190"/></text:p>
          </table:table-cell>
          <table:table-cell table:style-name="TableCell030202">
            <text:p text:style-name="P49"><text:span text:style-name="T191">Delivery operations,M100</text:span></text:p>
            <text:p text:style-name="P49"><text:span text:style-name="T191"/></text:p>
            <text:p text:style-name="P49"><text:span text:style-name="T191">Delivery operations,M100</text:span><text:span text:style-name="T192"/></text:p>
          </table:table-cell>
          <table:table-cell table:style-name="TableCell030203">
            <text:p text:style-name="P49"><text:span text:style-name="T193">Delivery operations,M100</text:span></text:p>
            <text:p text:style-name="P49"><text:span text:style-name="T193"/></text:p>
            <text:p text:style-name="P49"><text:span text:style-name="T193">Delivery operations,M100</text:span><text:span text:style-name="T194"/></text:p>
          </table:table-cell>
          <table:table-cell table:style-name="TableCell030204">
            <text:p text:style-name="P49"><text:span text:style-name="T195">Delivery operations,M100</text:span></text:p>
            <text:p text:style-name="P49"><text:span text:style-name="T195"/></text:p>
            <text:p text:style-name="P49"><text:span text:style-name="T195">Error, no data found</text:span><text:span text:style-name="T196"/></text:p>
          </table:table-cell>
          <table:table-cell table:style-name="TableCell030205">
            <text:p text:style-name="P49"><text:span text:style-name="T197">Pass</text:span></text:p>
            <text:p text:style-name="P49"><text:span text:style-name="T197"/></text:p>
            <text:p text:style-name="P49"><text:span text:style-name="T197"/></text:p>
            <text:p text:style-name="P49"><text:span text:style-name="T197"/></text:p>
            <text:p text:style-name="P49"><text:span text:style-name="T197">Fail</text:span><text:span text:style-name="T198"/></text:p>
          </table:table-cell>
        </table:table-row>
        <table:table-row table:style-name="TableRow0303">
          <table:table-cell table:style-name="TableCell030300">
            <text:p text:style-name="P52"><text:span text:style-name="T199">3</text:span><text:span text:style-name="T200"/></text:p>
          </table:table-cell>
          <table:table-cell table:style-name="TableCell030301">
            <text:p text:style-name="P52"><text:span text:style-name="T201">location can be selected from the dropdown list</text:span><text:span text:style-name="T202"/></text:p>
          </table:table-cell>
          <table:table-cell table:style-name="TableCell030302">
            <text:p text:style-name="P52"><text:span text:style-name="T203">Bangalore</text:span></text:p>
            <text:p text:style-name="P52"><text:span text:style-name="T203"/></text:p>
            <text:p text:style-name="P52"><text:span text:style-name="T203">Hyderabad</text:span><text:span text:style-name="T204"/></text:p>
          </table:table-cell>
          <table:table-cell table:style-name="TableCell030303">
            <text:p text:style-name="P52"><text:span text:style-name="T205">Bangalore</text:span></text:p>
            <text:p text:style-name="P52"><text:span text:style-name="T205"/></text:p>
            <text:p text:style-name="P52"><text:span text:style-name="T205">Hyderabad</text:span></text:p>
            <text:p text:style-name="P52"><text:span text:style-name="T206"/></text:p>
          </table:table-cell>
          <table:table-cell table:style-name="TableCell030304">
            <text:p text:style-name="P52"><text:span text:style-name="T207">Bangalore</text:span></text:p>
            <text:p text:style-name="P52"><text:span text:style-name="T207"/></text:p>
            <text:p text:style-name="P52"><text:span text:style-name="T207">No place found</text:span><text:span text:style-name="T208"/></text:p>
          </table:table-cell>
          <table:table-cell table:style-name="TableCell030305">
            <text:p text:style-name="P52"><text:span text:style-name="T209">Pass</text:span></text:p>
            <text:p text:style-name="P52"><text:span text:style-name="T209"/></text:p>
            <text:p text:style-name="P52"><text:span text:style-name="T209">Fail</text:span><text:span text:style-name="T210"/></text:p>
          </table:table-cell>
        </table:table-row>
        <table:table-row table:style-name="TableRow0304">
          <table:table-cell table:style-name="TableCell030400">
            <text:p text:style-name="P54"><text:span text:style-name="T211">4</text:span><text:span text:style-name="T212"/></text:p>
          </table:table-cell>
          <table:table-cell table:style-name="TableCell030401">
            <text:p text:style-name="P54"><text:span text:style-name="T213">the user can enter the extension of</text:span></text:p>
            <text:p text:style-name="P54"><text:span text:style-name="T213">number of maximum length 4</text:span><text:span text:style-name="T214"/></text:p>
          </table:table-cell>
          <table:table-cell table:style-name="TableCell030402">
            <text:p text:style-name="P54"><text:span text:style-name="T215">1234</text:span></text:p>
            <text:p text:style-name="P54"><text:span text:style-name="T215"/></text:p>
            <text:p text:style-name="P54"><text:span text:style-name="T215">12345</text:span></text:p>
            <text:p text:style-name="P54"><text:span text:style-name="T215"/></text:p>
            <text:p text:style-name="P54"><text:span text:style-name="T215"/></text:p>
            <text:p text:style-name="P54"><text:span text:style-name="T216"/></text:p>
          </table:table-cell>
          <table:table-cell table:style-name="TableCell030403">
            <text:p text:style-name="P54"><text:span text:style-name="T217">1234</text:span></text:p>
            <text:p text:style-name="P54"><text:span text:style-name="T217"/></text:p>
            <text:p text:style-name="P54"><text:span text:style-name="T217">Value exceeded max length 4</text:span><text:span text:style-name="T218"/></text:p>
          </table:table-cell>
          <table:table-cell table:style-name="TableCell030404">
            <text:p text:style-name="P54"><text:span text:style-name="T219">1234</text:span></text:p>
            <text:p text:style-name="P54"><text:span text:style-name="T219"/></text:p>
            <text:p text:style-name="P54"><text:span text:style-name="T219">12345</text:span><text:span text:style-name="T220"/></text:p>
          </table:table-cell>
          <table:table-cell table:style-name="TableCell030405">
            <text:p text:style-name="P54"><text:span text:style-name="T221">Pass</text:span></text:p>
            <text:p text:style-name="P54"><text:span text:style-name="T221"/></text:p>
            <text:p text:style-name="P54"><text:span text:style-name="T221">Fail</text:span><text:span text:style-name="T222"/></text:p>
          </table:table-cell>
        </table:table-row>
        <table:table-row table:style-name="TableRow0305">
          <table:table-cell table:style-name="TableCell030500">
            <text:p text:style-name="P56"><text:span text:style-name="T223">5</text:span><text:span text:style-name="T224"/></text:p>
          </table:table-cell>
          <table:table-cell table:style-name="TableCell030501">
            <text:p text:style-name="P56"><text:span text:style-name="T225">Repoting manager field allows charecters except special charecters</text:span><text:span text:style-name="T226"/></text:p>
          </table:table-cell>
          <table:table-cell table:style-name="TableCell030502">
            <text:p text:style-name="P56"><text:span text:style-name="T227">Jayashree</text:span></text:p>
            <text:p text:style-name="P56"><text:span text:style-name="T227"/></text:p>
            <text:p text:style-name="P56"><text:span text:style-name="T227">Jayashree@#$</text:span><text:span text:style-name="T228"/></text:p>
          </table:table-cell>
          <table:table-cell table:style-name="TableCell030503">
            <text:p text:style-name="P56"><text:span text:style-name="T229">Jayashree</text:span></text:p>
            <text:p text:style-name="P56"><text:span text:style-name="T229"/></text:p>
            <text:p text:style-name="P56"><text:span text:style-name="T229">Special characters not allowed</text:span><text:span text:style-name="T230"/></text:p>
          </table:table-cell>
          <table:table-cell table:style-name="TableCell030504">
            <text:p text:style-name="P56"><text:span text:style-name="T231">Jayashree</text:span></text:p>
            <text:p text:style-name="P56"><text:span text:style-name="T231"/></text:p>
            <text:p text:style-name="P56"><text:span text:style-name="T231">Jayashree@#$</text:span><text:span text:style-name="T232"/></text:p>
          </table:table-cell>
          <table:table-cell table:style-name="TableCell030505">
            <text:p text:style-name="P56"><text:span text:style-name="T233">Pass</text:span></text:p>
            <text:p text:style-name="P56"><text:span text:style-name="T233"/></text:p>
            <text:p text:style-name="P56"><text:span text:style-name="T233">Fail</text:span><text:span text:style-name="T234"/></text:p>
          </table:table-cell>
        </table:table-row>
        <table:table-row table:style-name="TableRow0306">
          <table:table-cell table:style-name="TableCell030600">
            <text:p text:style-name="P58"><text:span text:style-name="T235">6</text:span><text:span text:style-name="T236"/></text:p>
          </table:table-cell>
          <table:table-cell table:style-name="TableCell030601">
            <text:p text:style-name="P58"><text:span text:style-name="T237">Issue</text:span></text:p>
            <text:p text:style-name="P58"><text:span text:style-name="T237">catogory,sub-catogory, severity level can be selected from the drop down list</text:span><text:span text:style-name="T238"/></text:p>
          </table:table-cell>
          <table:table-cell table:style-name="TableCell030602">
            <text:p text:style-name="P58"><text:span text:style-name="T239">Appraisal,confirmation,Minor</text:span></text:p>
            <text:p text:style-name="P58"><text:span text:style-name="T239"/></text:p>
            <text:p text:style-name="P58"><text:span text:style-name="T239">Appraisal,confirmation,Minor</text:span><text:span text:style-name="T240"/></text:p>
          </table:table-cell>
          <table:table-cell table:style-name="TableCell030603">
            <text:p text:style-name="P58"><text:span text:style-name="T241">Appraisal,confirmation,Minor</text:span></text:p>
            <text:p text:style-name="P58"><text:span text:style-name="T241"/></text:p>
            <text:p text:style-name="P58"><text:span text:style-name="T241">Appraisal,confirmation,Minor</text:span><text:span text:style-name="T242"/></text:p>
          </table:table-cell>
          <table:table-cell table:style-name="TableCell030604">
            <text:p text:style-name="P58"><text:span text:style-name="T243">Appraisal,confirmation,Minor</text:span></text:p>
            <text:p text:style-name="P58"><text:span text:style-name="T243"/></text:p>
            <text:p text:style-name="P58"><text:span text:style-name="T243">No category,sub-category,severity level found</text:span><text:span text:style-name="T244"/></text:p>
          </table:table-cell>
          <table:table-cell table:style-name="TableCell030605">
            <text:p text:style-name="P58"><text:span text:style-name="T245">Pass</text:span></text:p>
            <text:p text:style-name="P58"><text:span text:style-name="T245"/></text:p>
            <text:p text:style-name="P58"><text:span text:style-name="T245"/></text:p>
            <text:p text:style-name="P58"><text:span text:style-name="T245"/></text:p>
            <text:p text:style-name="P58"><text:span text:style-name="T245">Fail</text:span><text:span text:style-name="T246"/></text:p>
          </table:table-cell>
        </table:table-row>
        <table:table-row table:style-name="TableRow0307">
          <table:table-cell table:style-name="TableCell030700">
            <text:p text:style-name="P60"><text:span text:style-name="T247">7</text:span><text:span text:style-name="T248"/></text:p>
          </table:table-cell>
          <table:table-cell table:style-name="TableCell030701">
            <text:p text:style-name="P60"><text:span text:style-name="T249">when send button is clicked</text:span></text:p>
            <text:p text:style-name="P60"><text:span text:style-name="T249">all the validations should be done before sending the issue.</text:span><text:span text:style-name="T250"/></text:p>
          </table:table-cell>
          <table:table-cell table:style-name="TableCell030702">
            <text:p text:style-name="P60"><text:span text:style-name="T251">Click send button</text:span></text:p>
            <text:p text:style-name="P60"><text:span text:style-name="T251"/></text:p>
            <text:p text:style-name="P60"><text:span text:style-name="T251">Click send button</text:span><text:span text:style-name="T252"/></text:p>
          </table:table-cell>
          <table:table-cell table:style-name="TableCell030703">
            <text:p text:style-name="P60"><text:span text:style-name="T253">Validation successful</text:span></text:p>
            <text:p text:style-name="P60"><text:span text:style-name="T253"/></text:p>
            <text:p text:style-name="P60"><text:span text:style-name="T253">Validation not successful</text:span><text:span text:style-name="T254"/></text:p>
          </table:table-cell>
          <table:table-cell table:style-name="TableCell030704">
            <text:p text:style-name="P60"><text:span text:style-name="T255">Validation successful</text:span></text:p>
            <text:p text:style-name="P60"><text:span text:style-name="T255"/></text:p>
            <text:p text:style-name="P60"><text:span text:style-name="T255">Validation successful</text:span><text:span text:style-name="T256"/></text:p>
          </table:table-cell>
          <table:table-cell table:style-name="TableCell030705">
            <text:p text:style-name="P60"><text:span text:style-name="T257">Pass</text:span></text:p>
            <text:p text:style-name="P60"><text:span text:style-name="T257"/></text:p>
            <text:p text:style-name="P60"><text:span text:style-name="T257"/></text:p>
            <text:p text:style-name="P60"><text:span text:style-name="T257">Fail</text:span><text:span text:style-name="T258"/></text:p>
          </table:table-cell>
        </table:table-row>
      </table:table>
      <text:p text:style-name="P62"><text:span text:style-name="T259"/></text:p>
      <text:p text:style-name="P62"><text:span text:style-name="T259"/></text:p>
      <text:p text:style-name="P62"><text:span text:style-name="T259"/></text:p>
      <text:p text:style-name="P62"><text:span text:style-name="T259"/></text:p>
      <text:p text:style-name="P62"><text:span text:style-name="T259"/></text:p>
      <text:list text:style-name="L63">
        <text:list-item>
          <text:p text:style-name="P63"><text:span text:style-name="T260">Requirements for request in MRBS</text:span></text:p>
        </text:list-item>
      </text:list>
      <text:p text:style-name="P64"><text:span text:style-name="T260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row table:style-name="TableRow0400">
          <table:table-cell table:style-name="TableCell040000">
            <text:p text:style-name="P66"><text:span text:style-name="T262">Sr. No</text:span><text:span text:style-name="T263"/></text:p>
          </table:table-cell>
          <table:table-cell table:style-name="TableCell040001">
            <text:p text:style-name="P66"><text:span text:style-name="T264">Action</text:span><text:span text:style-name="T265"/></text:p>
          </table:table-cell>
          <table:table-cell table:style-name="TableCell040002">
            <text:p text:style-name="P66"><text:span text:style-name="T266">Input</text:span><text:span text:style-name="T267"/></text:p>
          </table:table-cell>
          <table:table-cell table:style-name="TableCell040003">
            <text:p text:style-name="P66"><text:span text:style-name="T268">Expected Output</text:span><text:span text:style-name="T269"/></text:p>
          </table:table-cell>
          <table:table-cell table:style-name="TableCell040004">
            <text:p text:style-name="P66"><text:span text:style-name="T270">Actual Output</text:span><text:span text:style-name="T271"/></text:p>
          </table:table-cell>
          <table:table-cell table:style-name="TableCell040005">
            <text:p text:style-name="P66"><text:span text:style-name="T272">Test Result</text:span><text:span text:style-name="T273"/></text:p>
          </table:table-cell>
        </table:table-row>
        <table:table-row table:style-name="TableRow0401">
          <table:table-cell table:style-name="TableCell040100">
            <text:p text:style-name="P69"><text:span text:style-name="T274">1</text:span><text:span text:style-name="T275"/></text:p>
          </table:table-cell>
          <table:table-cell table:style-name="TableCell040101">
            <text:p text:style-name="P69"><text:span text:style-name="T276">The system should fetch the employee name &amp; Mail ID from the Data base</text:span><text:span text:style-name="T277"/></text:p>
          </table:table-cell>
          <table:table-cell table:style-name="TableCell040102">
            <text:p text:style-name="P69"><text:span text:style-name="T278">Vaishnavi, vaishnavi.s</text:span></text:p>
            <text:p text:style-name="P69"><text:span text:style-name="T278">@sonata-software.com</text:span></text:p>
            <text:p text:style-name="P69"><text:span text:style-name="T278"/></text:p>
            <text:p text:style-name="P69"><text:span text:style-name="T278"/></text:p>
            <text:p text:style-name="P70"><text:span text:style-name="T279">Vaishnavi, vaishnavi.s</text:span></text:p>
            <text:p text:style-name="P70"><text:span text:style-name="T279">@sonata-software.com</text:span><text:span text:style-name="T280"/></text:p>
          </table:table-cell>
          <table:table-cell table:style-name="TableCell040103">
            <text:p text:style-name="P70"><text:span text:style-name="T281">Vaishnavi, vaishnavi.s</text:span></text:p>
            <text:p text:style-name="P70"><text:span text:style-name="T281">@sonata-software.com</text:span></text:p>
            <text:p text:style-name="P71"><text:span text:style-name="T282"/></text:p>
            <text:p text:style-name="P71"><text:span text:style-name="T282"/></text:p>
            <text:p text:style-name="P71"><text:span text:style-name="T282"/></text:p>
            <text:p text:style-name="P72"><text:span text:style-name="T283">Vaishnavi, vaishnavi.s</text:span></text:p>
            <text:p text:style-name="P72"><text:span text:style-name="T283">@sonata-software.com</text:span><text:span text:style-name="T284"/></text:p>
          </table:table-cell>
          <table:table-cell table:style-name="TableCell040104">
            <text:p text:style-name="P72"><text:span text:style-name="T285">Vaishnavi, vaishnavi.s</text:span></text:p>
            <text:p text:style-name="P72"><text:span text:style-name="T285">@sonata-software.com</text:span></text:p>
            <text:p text:style-name="P73"><text:span text:style-name="T286"/></text:p>
            <text:p text:style-name="P73"><text:span text:style-name="T286"/></text:p>
            <text:p text:style-name="P73"><text:span text:style-name="T286">No value has been entered</text:span><text:span text:style-name="T287"/></text:p>
          </table:table-cell>
          <table:table-cell table:style-name="TableCell040105">
            <text:p text:style-name="P73"><text:span text:style-name="T288">Pass</text:span></text:p>
            <text:p text:style-name="P73"><text:span text:style-name="T288"/></text:p>
            <text:p text:style-name="P73"><text:span text:style-name="T288"/></text:p>
            <text:p text:style-name="P73"><text:span text:style-name="T288"/></text:p>
            <text:p text:style-name="P73"><text:span text:style-name="T288">Fail</text:span><text:span text:style-name="T289"/></text:p>
          </table:table-cell>
        </table:table-row>
        <table:table-row table:style-name="TableRow0402">
          <table:table-cell table:style-name="TableCell040200">
            <text:p text:style-name="P75"><text:span text:style-name="T290">2</text:span><text:span text:style-name="T291"/></text:p>
          </table:table-cell>
          <table:table-cell table:style-name="TableCell040201">
            <text:p text:style-name="P75"><text:span text:style-name="T292">Group/Project will accept</text:span></text:p>
            <text:p text:style-name="P75"><text:span text:style-name="T292">alphabets &amp; numerals</text:span><text:span text:style-name="T293"/></text:p>
          </table:table-cell>
          <table:table-cell table:style-name="TableCell040202">
            <text:p text:style-name="P75"><text:span text:style-name="T294">Delivery operations,M100</text:span></text:p>
            <text:p text:style-name="P75"><text:span text:style-name="T294"/></text:p>
            <text:p text:style-name="P75"><text:span text:style-name="T294">Delivery operations,M100</text:span></text:p>
            <text:p text:style-name="P75"><text:span text:style-name="T295"/></text:p>
          </table:table-cell>
          <table:table-cell table:style-name="TableCell040203">
            <text:p text:style-name="P75"><text:span text:style-name="T296">Delivery operations,M100</text:span></text:p>
            <text:p text:style-name="P75"><text:span text:style-name="T296"/></text:p>
            <text:p text:style-name="P75"><text:span text:style-name="T296">Delivery operations,M100</text:span></text:p>
            <text:p text:style-name="P75"><text:span text:style-name="T297"/></text:p>
          </table:table-cell>
          <table:table-cell table:style-name="TableCell040204">
            <text:p text:style-name="P75"><text:span text:style-name="T298">Delivery operations,M100</text:span></text:p>
            <text:p text:style-name="P75"><text:span text:style-name="T298"/></text:p>
            <text:p text:style-name="P75"><text:span text:style-name="T298">No record found</text:span><text:span text:style-name="T299"/></text:p>
          </table:table-cell>
          <table:table-cell table:style-name="TableCell040205">
            <text:p text:style-name="P75"><text:span text:style-name="T300">Pass</text:span></text:p>
            <text:p text:style-name="P75"><text:span text:style-name="T300"/></text:p>
            <text:p text:style-name="P75"><text:span text:style-name="T300"/></text:p>
            <text:p text:style-name="P75"><text:span text:style-name="T300">Fail</text:span><text:span text:style-name="T301"/></text:p>
          </table:table-cell>
        </table:table-row>
        <table:table-row table:style-name="TableRow0403">
          <table:table-cell table:style-name="TableCell040300">
            <text:p text:style-name="P77"><text:span text:style-name="T302">3</text:span><text:span text:style-name="T303"/></text:p>
          </table:table-cell>
          <table:table-cell table:style-name="TableCell040301">
            <text:p text:style-name="P77"><text:span text:style-name="T304">location &amp; preffered room can be selected from the dropdown list</text:span><text:span text:style-name="T305"/></text:p>
          </table:table-cell>
          <table:table-cell table:style-name="TableCell040302">
            <text:p text:style-name="P77"><text:span text:style-name="T306">Sonata Nandi,the bagpipe,first floor</text:span></text:p>
            <text:p text:style-name="P77"><text:span text:style-name="T306"/></text:p>
            <text:p text:style-name="P77"><text:span text:style-name="T306">Sonata Nandi,the bagpipe,first floor</text:span><text:span text:style-name="T307"/></text:p>
          </table:table-cell>
          <table:table-cell table:style-name="TableCell040303">
            <text:p text:style-name="P77"><text:span text:style-name="T308">Sonata Nandi,the bagpipe,first floor</text:span></text:p>
            <text:p text:style-name="P77"><text:span text:style-name="T308"/></text:p>
            <text:p text:style-name="P77"><text:span text:style-name="T308">Sonata Nandi,the bagpipe,first floor</text:span><text:span text:style-name="T309"/></text:p>
          </table:table-cell>
          <table:table-cell table:style-name="TableCell040304">
            <text:p text:style-name="P77"><text:span text:style-name="T310">Sonata Nandi,the bagpipe,first floor</text:span></text:p>
            <text:p text:style-name="P77"><text:span text:style-name="T310"/></text:p>
            <text:p text:style-name="P77"><text:span text:style-name="T310">No record found</text:span><text:span text:style-name="T311"/></text:p>
          </table:table-cell>
          <table:table-cell table:style-name="TableCell040305">
            <text:p text:style-name="P77"><text:span text:style-name="T312">Pass</text:span></text:p>
            <text:p text:style-name="P77"><text:span text:style-name="T312"/></text:p>
            <text:p text:style-name="P77"><text:span text:style-name="T312"/></text:p>
            <text:p text:style-name="P77"><text:span text:style-name="T312">Fail</text:span><text:span text:style-name="T313"/></text:p>
          </table:table-cell>
        </table:table-row>
        <table:table-row table:style-name="TableRow0404">
          <table:table-cell table:style-name="TableCell040400">
            <text:p text:style-name="P79"><text:span text:style-name="T314">4</text:span><text:span text:style-name="T315"/></text:p>
          </table:table-cell>
          <table:table-cell table:style-name="TableCell040401">
            <text:p text:style-name="P79"><text:span text:style-name="T316">The user can</text:span></text:p>
            <text:p text:style-name="P79"><text:span text:style-name="T316">enter the extension of number of maximum length 4</text:span><text:span text:style-name="T317"/></text:p>
          </table:table-cell>
          <table:table-cell table:style-name="TableCell040402">
            <text:p text:style-name="P79"><text:span text:style-name="T318">1234</text:span></text:p>
            <text:p text:style-name="P79"><text:span text:style-name="T318"/></text:p>
            <text:p text:style-name="P79"><text:span text:style-name="T318">12345</text:span><text:span text:style-name="T319"/></text:p>
          </table:table-cell>
          <table:table-cell table:style-name="TableCell040403">
            <text:p text:style-name="P79"><text:span text:style-name="T320">1234</text:span></text:p>
            <text:p text:style-name="P79"><text:span text:style-name="T320"/></text:p>
            <text:p text:style-name="P79"><text:span text:style-name="T320">12345</text:span><text:span text:style-name="T321"/></text:p>
          </table:table-cell>
          <table:table-cell table:style-name="TableCell040404">
            <text:p text:style-name="P79"><text:span text:style-name="T322">1234</text:span></text:p>
            <text:p text:style-name="P79"><text:span text:style-name="T322"/></text:p>
            <text:p text:style-name="P79"><text:span text:style-name="T322">12345</text:span><text:span text:style-name="T323"/></text:p>
          </table:table-cell>
          <table:table-cell table:style-name="TableCell040405">
            <text:p text:style-name="P79"><text:span text:style-name="T324">Pass</text:span></text:p>
            <text:p text:style-name="P79"><text:span text:style-name="T324"/></text:p>
            <text:p text:style-name="P79"><text:span text:style-name="T324">Fail</text:span><text:span text:style-name="T325"/></text:p>
          </table:table-cell>
        </table:table-row>
        <table:table-row table:style-name="TableRow0405">
          <table:table-cell table:style-name="TableCell040500">
            <text:p text:style-name="P81"><text:span text:style-name="T326">5</text:span><text:span text:style-name="T327"/></text:p>
          </table:table-cell>
          <table:table-cell table:style-name="TableCell040501">
            <text:p text:style-name="P81"><text:span text:style-name="T328">Purpose can accept characters of maximum length</text:span></text:p>
            <text:p text:style-name="P81"><text:span text:style-name="T328">30</text:span><text:span text:style-name="T329"/></text:p>
          </table:table-cell>
          <table:table-cell table:style-name="TableCell040502">
            <text:p text:style-name="P81"><text:span text:style-name="T330">Daily scrum</text:span></text:p>
            <text:p text:style-name="P81"><text:span text:style-name="T330"/></text:p>
            <text:p text:style-name="P81"><text:span text:style-name="T330">Daily scrum</text:span></text:p>
            <text:p text:style-name="P81"><text:span text:style-name="T330"/></text:p>
            <text:p text:style-name="P81"><text:span text:style-name="T331"/></text:p>
          </table:table-cell>
          <table:table-cell table:style-name="TableCell040503">
            <text:p text:style-name="P81"><text:span text:style-name="T332">Daily scrum</text:span></text:p>
            <text:p text:style-name="P81"><text:span text:style-name="T332"/></text:p>
            <text:p text:style-name="P81"><text:span text:style-name="T332">Daily scrum</text:span><text:span text:style-name="T333"/></text:p>
          </table:table-cell>
          <table:table-cell table:style-name="TableCell040504">
            <text:p text:style-name="P81"><text:span text:style-name="T334">Daily scrum</text:span></text:p>
            <text:p text:style-name="P81"><text:span text:style-name="T334"/></text:p>
            <text:p text:style-name="P81"><text:span text:style-name="T334">No value found</text:span><text:span text:style-name="T335"/></text:p>
          </table:table-cell>
          <table:table-cell table:style-name="TableCell040505">
            <text:p text:style-name="P81"><text:span text:style-name="T336">Pass</text:span></text:p>
            <text:p text:style-name="P81"><text:span text:style-name="T336"/></text:p>
            <text:p text:style-name="P81"><text:span text:style-name="T336">Fail</text:span><text:span text:style-name="T337"/></text:p>
          </table:table-cell>
        </table:table-row>
        <table:table-row table:style-name="TableRow0406">
          <table:table-cell table:style-name="TableCell040600">
            <text:p text:style-name="P83"><text:span text:style-name="T338">7</text:span><text:span text:style-name="T339"/></text:p>
          </table:table-cell>
          <table:table-cell table:style-name="TableCell040601">
            <text:p text:style-name="P83"><text:span text:style-name="T340">if any other requirements can be specified</text:span><text:span text:style-name="T341"/></text:p>
          </table:table-cell>
          <table:table-cell table:style-name="TableCell040602">
            <text:p text:style-name="P83"><text:span text:style-name="T342">Wifi connection</text:span></text:p>
            <text:p text:style-name="P83"><text:span text:style-name="T342"/></text:p>
            <text:p text:style-name="P83"><text:span text:style-name="T342">Wifi connection</text:span><text:span text:style-name="T343"/></text:p>
          </table:table-cell>
          <table:table-cell table:style-name="TableCell040603">
            <text:p text:style-name="P83"><text:span text:style-name="T344">Wifi connection</text:span></text:p>
            <text:p text:style-name="P83"><text:span text:style-name="T344"/></text:p>
            <text:p text:style-name="P83"><text:span text:style-name="T344">Wifi connection</text:span><text:span text:style-name="T345"/></text:p>
          </table:table-cell>
          <table:table-cell table:style-name="TableCell040604">
            <text:p text:style-name="P83"><text:span text:style-name="T346">Wifi connection</text:span></text:p>
            <text:p text:style-name="P83"><text:span text:style-name="T346"/></text:p>
            <text:p text:style-name="P83"><text:span text:style-name="T346">No requirement specified</text:span><text:span text:style-name="T347"/></text:p>
          </table:table-cell>
          <table:table-cell table:style-name="TableCell040605">
            <text:p text:style-name="P83"><text:span text:style-name="T348">Pass</text:span></text:p>
            <text:p text:style-name="P83"><text:span text:style-name="T348"/></text:p>
            <text:p text:style-name="P83"><text:span text:style-name="T348">Fail</text:span><text:span text:style-name="T349"/></text:p>
          </table:table-cell>
        </table:table-row>
        <table:table-row table:style-name="TableRow0407">
          <table:table-cell table:style-name="TableCell040700">
            <text:p text:style-name="P85"><text:span text:style-name="T350">8</text:span><text:span text:style-name="T351"/></text:p>
          </table:table-cell>
          <table:table-cell table:style-name="TableCell040701">
            <text:p text:style-name="P85"><text:span text:style-name="T352">The click of submit button should send the request for to</text:span></text:p>
            <text:p text:style-name="P85"><text:span text:style-name="T352">the concerned person</text:span><text:span text:style-name="T353"/></text:p>
          </table:table-cell>
          <table:table-cell table:style-name="TableCell040702">
            <text:p text:style-name="P85"><text:span text:style-name="T354">Click submit button</text:span></text:p>
            <text:p text:style-name="P85"><text:span text:style-name="T354"/></text:p>
            <text:p text:style-name="P85"><text:span text:style-name="T354">Click submit button</text:span><text:span text:style-name="T355"/></text:p>
          </table:table-cell>
          <table:table-cell table:style-name="TableCell040703">
            <text:p text:style-name="P85"><text:span text:style-name="T356">Form submitted</text:span></text:p>
            <text:p text:style-name="P85"><text:span text:style-name="T356"/></text:p>
            <text:p text:style-name="P85"><text:span text:style-name="T356">Form submitted</text:span><text:span text:style-name="T357"/></text:p>
          </table:table-cell>
          <table:table-cell table:style-name="TableCell040704">
            <text:p text:style-name="P85"><text:span text:style-name="T358">Form submitted</text:span></text:p>
            <text:p text:style-name="P85"><text:span text:style-name="T358"/></text:p>
            <text:p text:style-name="P85"><text:span text:style-name="T358">Submission unsuccessful</text:span><text:span text:style-name="T359"/></text:p>
          </table:table-cell>
          <table:table-cell table:style-name="TableCell040705">
            <text:p text:style-name="P85"><text:span text:style-name="T360">Pass</text:span></text:p>
            <text:p text:style-name="P85"><text:span text:style-name="T360"/></text:p>
            <text:p text:style-name="P85"><text:span text:style-name="T360">Fail</text:span><text:span text:style-name="T361"/></text:p>
          </table:table-cell>
        </table:table-row>
        <table:table-row table:style-name="TableRow0408">
          <table:table-cell table:style-name="TableCell040800">
            <text:p text:style-name="P87"><text:span text:style-name="T362">9</text:span><text:span text:style-name="T363"/></text:p>
          </table:table-cell>
          <table:table-cell table:style-name="TableCell040801">
            <text:p text:style-name="P87"><text:span text:style-name="T364">The clear button will reset all the fields</text:span><text:span text:style-name="T365"/></text:p>
          </table:table-cell>
          <table:table-cell table:style-name="TableCell040802">
            <text:p text:style-name="P87"><text:span text:style-name="T366">Click clear button</text:span></text:p>
            <text:p text:style-name="P87"><text:span text:style-name="T366"/></text:p>
            <text:p text:style-name="P87"><text:span text:style-name="T366">Click clear button</text:span><text:span text:style-name="T367"/></text:p>
          </table:table-cell>
          <table:table-cell table:style-name="TableCell040803">
            <text:p text:style-name="P87"><text:span text:style-name="T368">Cleared</text:span></text:p>
            <text:p text:style-name="P87"><text:span text:style-name="T368"/></text:p>
            <text:p text:style-name="P87"><text:span text:style-name="T368">Cleared</text:span><text:span text:style-name="T369"/></text:p>
          </table:table-cell>
          <table:table-cell table:style-name="TableCell040804">
            <text:p text:style-name="P87"><text:span text:style-name="T370">Cleared</text:span></text:p>
            <text:p text:style-name="P87"><text:span text:style-name="T370"/></text:p>
            <text:p text:style-name="P87"><text:span text:style-name="T370">Clear unsuccessful</text:span><text:span text:style-name="T371"/></text:p>
          </table:table-cell>
          <table:table-cell table:style-name="TableCell040805">
            <text:p text:style-name="P87"><text:span text:style-name="T372">Pass</text:span></text:p>
            <text:p text:style-name="P87"><text:span text:style-name="T372"/></text:p>
            <text:p text:style-name="P87"><text:span text:style-name="T372">Fail</text:span><text:span text:style-name="T373"/></text:p>
          </table:table-cell>
        </table:table-row>
      </table:table>
      <text:p text:style-name="P89"><text:span text:style-name="T374"/></text:p>
      <text:p text:style-name="P89"><text:span text:style-name="T374"/></text:p>
      <text:list text:style-name="L90">
        <text:list-item>
          <text:p text:style-name="P90"><text:span text:style-name="T375">Computing area of a triangle</text:span></text:p>
        </text:list-item>
      </text:list>
      <text:p text:style-name="P91"><text:span text:style-name="T375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row table:style-name="TableRow0500">
          <table:table-cell table:style-name="TableCell050000">
            <text:p text:style-name="P93"><text:span text:style-name="T377">Sr. No</text:span><text:span text:style-name="T378"/></text:p>
          </table:table-cell>
          <table:table-cell table:style-name="TableCell050001">
            <text:p text:style-name="P93"><text:span text:style-name="T379">Action</text:span><text:span text:style-name="T380"/></text:p>
          </table:table-cell>
          <table:table-cell table:style-name="TableCell050002">
            <text:p text:style-name="P93"><text:span text:style-name="T381">Input</text:span><text:span text:style-name="T382"/></text:p>
          </table:table-cell>
          <table:table-cell table:style-name="TableCell050003">
            <text:p text:style-name="P93"><text:span text:style-name="T383">Expected Output</text:span><text:span text:style-name="T384"/></text:p>
          </table:table-cell>
          <table:table-cell table:style-name="TableCell050004">
            <text:p text:style-name="P93"><text:span text:style-name="T385">Actual Output</text:span><text:span text:style-name="T386"/></text:p>
          </table:table-cell>
          <table:table-cell table:style-name="TableCell050005">
            <text:p text:style-name="P93"><text:span text:style-name="T387">Test Result</text:span><text:span text:style-name="T388"/></text:p>
          </table:table-cell>
        </table:table-row>
        <table:table-row table:style-name="TableRow0501">
          <table:table-cell table:style-name="TableCell050100">
            <text:p text:style-name="P96"><text:span text:style-name="T389">1</text:span><text:span text:style-name="T390"/></text:p>
          </table:table-cell>
          <table:table-cell table:style-name="TableCell050101">
            <text:p text:style-name="P96"><text:span text:style-name="T391">Enter 3 sides</text:span><text:span text:style-name="T392"/></text:p>
          </table:table-cell>
          <table:table-cell table:style-name="TableCell050102">
            <text:p text:style-name="P96"><text:span text:style-name="T393">10 17 21</text:span></text:p>
            <text:p text:style-name="P96"><text:span text:style-name="T393"/></text:p>
            <text:p text:style-name="P96"><text:span text:style-name="T393">10 17 21</text:span><text:span text:style-name="T394"/></text:p>
          </table:table-cell>
          <table:table-cell table:style-name="TableCell050103">
            <text:p text:style-name="P96"><text:span text:style-name="T395">24</text:span></text:p>
            <text:p text:style-name="P96"><text:span text:style-name="T395"/></text:p>
            <text:p text:style-name="P96"><text:span text:style-name="T395">24</text:span><text:span text:style-name="T396"/></text:p>
          </table:table-cell>
          <table:table-cell table:style-name="TableCell050104">
            <text:p text:style-name="P96"><text:span text:style-name="T397">24</text:span></text:p>
            <text:p text:style-name="P96"><text:span text:style-name="T397"/></text:p>
            <text:p text:style-name="P96"><text:span text:style-name="T397">0</text:span><text:span text:style-name="T398"/></text:p>
          </table:table-cell>
          <table:table-cell table:style-name="TableCell050105">
            <text:p text:style-name="P96"><text:span text:style-name="T399">Pass</text:span></text:p>
            <text:p text:style-name="P96"><text:span text:style-name="T399"/></text:p>
            <text:p text:style-name="P96"><text:span text:style-name="T399">Fail</text:span><text:span text:style-name="T400"/></text:p>
          </table:table-cell>
        </table:table-row>
        <table:table-row table:style-name="TableRow0502">
          <table:table-cell table:style-name="TableCell050200">
            <text:p text:style-name="P98"><text:span text:style-name="T401">2</text:span><text:span text:style-name="T402"/></text:p>
          </table:table-cell>
          <table:table-cell table:style-name="TableCell050201">
            <text:p text:style-name="P98"><text:span text:style-name="T403">Area of triangle</text:span><text:span text:style-name="T404"/></text:p>
          </table:table-cell>
          <table:table-cell table:style-name="TableCell050202">
            <text:p text:style-name="P98"><text:span text:style-name="T405">24*14*7*3</text:span></text:p>
            <text:p text:style-name="P98"><text:span text:style-name="T405"/></text:p>
            <text:p text:style-name="P98"><text:span text:style-name="T405">24*14*7*3</text:span><text:span text:style-name="T406"/></text:p>
          </table:table-cell>
          <table:table-cell table:style-name="TableCell050203">
            <text:p text:style-name="P98"><text:span text:style-name="T407">84</text:span></text:p>
            <text:p text:style-name="P98"><text:span text:style-name="T407"/></text:p>
            <text:p text:style-name="P98"><text:span text:style-name="T407">84</text:span><text:span text:style-name="T408"/></text:p>
          </table:table-cell>
          <table:table-cell table:style-name="TableCell050204">
            <text:p text:style-name="P98"><text:span text:style-name="T409">84</text:span></text:p>
            <text:p text:style-name="P98"><text:span text:style-name="T409"/></text:p>
            <text:p text:style-name="P98"><text:span text:style-name="T409">0</text:span><text:span text:style-name="T410"/></text:p>
          </table:table-cell>
          <table:table-cell table:style-name="TableCell050205">
            <text:p text:style-name="P98"><text:span text:style-name="T411">Pass</text:span></text:p>
            <text:p text:style-name="P98"><text:span text:style-name="T411"/></text:p>
            <text:p text:style-name="P98"><text:span text:style-name="T411">Fail</text:span><text:span text:style-name="T412"/></text:p>
          </table:table-cell>
        </table:table-row>
      </table:table>
      <text:p text:style-name="P100"><text:span text:style-name="T4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